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ira Mono" svg:font-family="'Fira Mono'" style:font-pitch="fixed"/>
    <style:font-face style:name="Ubuntu Mono" svg:font-family="'Ubuntu Mono'" style:font-pitch="fixed"/>
    <style:font-face style:name="Ayuthaya" svg:font-family="Ayuthaya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yuthaya1" svg:font-family="Ayuthaya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language="ru" fo:country="RU" fo:font-weight="bold" style:font-size-asian="14pt" style:font-weight-asian="bold" style:font-name-complex="Times New Roman2" style:font-size-complex="14pt" style:language-complex="ar" style:country-complex="SA"/>
    </style:style>
    <style:style style:name="P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fo:language="ru" fo:country="RU" officeooo:paragraph-rsid="0027d2a3" fo:background-color="transparent" style:font-name-asian="Times New Roman2" style:font-size-asian="14pt" style:font-name-complex="Times New Roman2" style:font-size-complex="14pt" style:language-complex="ar" style:country-complex="SA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language="ru" fo:country="RU" officeooo:paragraph-rsid="0027d2a3" fo:background-color="transparent" style:font-name-asian="Times New Roman2" style:font-size-asian="14pt" style:font-name-complex="Times New Roman2" style:font-size-complex="14pt" style:language-complex="ar" style:country-complex="SA"/>
    </style:style>
    <style:style style:name="P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language="ru" fo:country="RU" officeooo:paragraph-rsid="0027d2a3" fo:background-color="transparent" style:language-complex="ar" style:country-complex="SA"/>
    </style:style>
    <style:style style:name="P6" style:family="paragraph" style:parent-style-name="Standard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  <style:text-properties fo:language="ru" fo:country="RU" style:language-complex="ar" style:country-complex="SA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27d2a3" fo:background-color="transparent" style:font-size-asian="14pt" style:font-name-complex="Times New Roman2" style:font-size-complex="14pt" style:language-complex="ar" style:country-complex="SA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paragraph-rsid="0027d2a3" fo:background-color="transparent" style:font-size-asian="14pt" style:font-weight-asian="bold" style:font-size-complex="14pt" style:language-complex="ar" style:country-complex="SA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27d2a3" officeooo:paragraph-rsid="0027d2a3" fo:background-color="transparent" style:font-size-asian="14pt" style:font-weight-asian="bold" style:font-size-complex="14pt" style:language-complex="ar" style:country-complex="SA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2" style:font-size-complex="14pt" style:language-complex="ar" style:country-complex="SA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2" style:font-size-complex="14pt" style:language-complex="ar" style:country-complex="SA"/>
    </style:style>
    <style:style style:name="P12" style:family="paragraph" style:parent-style-name="Standard">
      <style:text-properties style:font-name="Times New Roman" fo:font-size="14pt" fo:language="ru" fo:country="RU" style:font-size-asian="14pt" style:font-name-complex="Times New Roman2" style:font-size-complex="14pt" style:language-complex="ar" style:country-complex="SA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8pt" fo:language="ru" fo:country="RU" fo:font-weight="bold" officeooo:paragraph-rsid="0027d2a3" fo:background-color="transparent" style:font-size-asian="18pt" style:font-weight-asian="bold" style:font-name-complex="Times New Roman2" style:font-size-complex="18pt" style:language-complex="ar" style:country-complex="SA"/>
    </style:style>
    <style:style style:name="P14" style:family="paragraph" style:parent-style-name="Standard">
      <style:text-properties style:font-name="Times New Roman" fo:font-size="18pt" fo:language="ru" fo:country="RU" fo:font-weight="bold" officeooo:paragraph-rsid="0027d2a3" fo:background-color="transparent" style:font-size-asian="18pt" style:font-weight-asian="bold" style:font-name-complex="Times New Roman2" style:font-size-complex="18pt" style:language-complex="ar" style:country-complex="SA"/>
    </style:style>
    <style:style style:name="P15" style:family="paragraph" style:parent-style-name="Standard">
      <style:paragraph-properties fo:text-align="center" style:justify-single-word="false"/>
      <style:text-properties fo:language="ru" fo:country="RU" officeooo:paragraph-rsid="0027d2a3" fo:background-color="transparent" style:language-complex="ar" style:country-complex="SA"/>
    </style:style>
    <style:style style:name="P16" style:family="paragraph" style:parent-style-name="Standard">
      <style:paragraph-properties fo:text-align="center" style:justify-single-word="false"/>
      <style:text-properties fo:language="ru" fo:country="RU" style:language-complex="ar" style:country-complex="SA"/>
    </style:style>
    <style:style style:name="P17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fo:language="ru" fo:country="RU" officeooo:paragraph-rsid="0027d2a3" fo:background-color="transparent" style:font-name-asian="Times New Roman2" style:font-size-asian="14pt" style:font-name-complex="Times New Roman2" style:font-size-complex="14pt" style:language-complex="ar" style:country-complex="SA"/>
    </style:style>
    <style:style style:name="P18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language="ru" fo:country="RU" officeooo:paragraph-rsid="0027d2a3" fo:background-color="transparent" style:language-complex="ar" style:country-complex="SA"/>
    </style:style>
    <style:style style:name="P19" style:family="paragraph" style:parent-style-name="Standard">
      <style:paragraph-properties fo:margin-left="-0.25cm" fo:margin-right="0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  <style:text-properties style:font-name="Times New Roman" fo:font-size="14pt" fo:language="ru" fo:country="RU" style:font-name-asian="Times New Roman2" style:font-size-asian="14pt" style:font-name-complex="Times New Roman2" style:font-size-complex="14pt" style:language-complex="ar" style:country-complex="SA"/>
    </style:style>
    <style:style style:name="P20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fo:language="ru" fo:country="RU" officeooo:paragraph-rsid="0027d2a3" fo:background-color="transparent" style:font-size-asian="14pt" style:font-name-complex="Times New Roman2" style:font-size-complex="14pt" style:language-complex="ar" style:country-complex="SA"/>
    </style:style>
    <style:style style:name="P21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fo:language="ru" fo:country="RU" officeooo:paragraph-rsid="0027d2a3" fo:background-color="transparent" style:font-name-asian="Times New Roman2" style:font-size-asian="14pt" style:font-name-complex="Times New Roman2" style:font-size-complex="14pt" style:language-complex="ar" style:country-complex="SA"/>
    </style:style>
    <style:style style:name="P22" style:family="paragraph" style:parent-style-name="Standard">
      <style:paragraph-properties fo:margin-top="0cm" fo:margin-bottom="0cm" loext:contextual-spacing="false" fo:line-height="150%" fo:text-align="start" style:justify-single-word="false">
        <style:tab-stops>
          <style:tab-stop style:position="6.267cm"/>
        </style:tab-stops>
      </style:paragraph-properties>
      <style:text-properties style:font-name="Times New Roman" fo:font-size="14pt" fo:language="ru" fo:country="RU" fo:font-weight="bold" officeooo:rsid="002b9fa6" officeooo:paragraph-rsid="002b9fa6" style:font-size-asian="14pt" style:font-weight-asian="bold" style:font-name-complex="Times New Roman2" style:font-size-complex="14pt" style:language-complex="ar" style:country-complex="SA" style:font-weight-complex="bold"/>
    </style:style>
    <style:style style:name="P23" style:family="paragraph" style:parent-style-name="Standard">
      <style:paragraph-properties fo:margin-top="0cm" fo:margin-bottom="0cm" loext:contextual-spacing="false" fo:line-height="150%" fo:text-align="start" style:justify-single-word="false">
        <style:tab-stops>
          <style:tab-stop style:position="6.267cm"/>
        </style:tab-stops>
      </style:paragraph-properties>
      <style:text-properties style:font-name="Times New Roman" fo:font-size="14pt" fo:language="ru" fo:country="RU" fo:font-weight="normal" officeooo:rsid="002b9fa6" officeooo:paragraph-rsid="002b9fa6" style:font-size-asian="14pt" style:font-weight-asian="normal" style:font-name-complex="Times New Roman2" style:font-size-complex="14pt" style:language-complex="ar" style:country-complex="SA" style:font-weight-complex="normal"/>
    </style:style>
    <style:style style:name="P24" style:family="paragraph" style:parent-style-name="Standard">
      <style:paragraph-properties fo:margin-top="0cm" fo:margin-bottom="0cm" loext:contextual-spacing="false"/>
      <style:text-properties style:font-name="Fira Mono" fo:font-size="10pt" fo:language="ru" fo:country="RU" fo:font-weight="normal" officeooo:rsid="002b9fa6" officeooo:paragraph-rsid="002b9fa6" style:font-name-asian="Calibri1" style:font-size-asian="10pt" style:language-asian="en" style:country-asian="US" style:font-weight-asian="normal" style:font-name-complex="Ayuthaya1" style:font-size-complex="10pt" style:language-complex="ar" style:country-complex="SA" style:font-weight-complex="normal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style:font-name="Fira Mono" fo:font-size="12pt" fo:language="ru" fo:country="RU" fo:font-weight="normal" officeooo:rsid="002b9fa6" officeooo:paragraph-rsid="002b9fa6" style:font-size-asian="12pt" style:font-weight-asian="normal" style:font-name-complex="Times New Roman2" style:font-size-complex="12pt" style:language-complex="ar" style:country-complex="SA" style:font-weight-complex="normal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Fira Mono" fo:font-size="12pt" fo:language="ru" fo:country="RU" fo:font-weight="normal" officeooo:rsid="002d6d78" officeooo:paragraph-rsid="002d6d78" style:font-size-asian="12pt" style:font-weight-asian="normal" style:font-name-complex="Times New Roman2" style:font-size-complex="12pt" style:language-complex="ar" style:country-complex="SA" style:font-weight-complex="normal"/>
    </style:style>
    <style:style style:name="P27" style:family="paragraph" style:parent-style-name="Standard" style:master-page-name="">
      <style:paragraph-properties fo:margin-top="0cm" fo:margin-bottom="0cm" loext:contextual-spacing="false" style:page-number="auto"/>
      <style:text-properties style:font-name="Fira Mono" fo:font-size="10pt" fo:language="ru" fo:country="RU" fo:font-weight="normal" officeooo:rsid="002b9fa6" officeooo:paragraph-rsid="002b9fa6" style:font-name-asian="Calibri1" style:font-size-asian="10pt" style:language-asian="en" style:country-asian="US" style:font-weight-asian="normal" style:font-name-complex="Ayuthaya1" style:font-size-complex="10pt" style:language-complex="ar" style:country-complex="SA" style:font-weight-complex="normal"/>
    </style:style>
    <style:style style:name="P28" style:family="paragraph" style:parent-style-name="Standard">
      <style:text-properties style:font-name="Ayuthaya" fo:font-size="10pt" fo:language="ru" fo:country="RU" fo:font-weight="bold" officeooo:rsid="002b9fa6" officeooo:paragraph-rsid="002b9fa6" style:font-name-asian="Calibri1" style:font-size-asian="10pt" style:language-asian="en" style:country-asian="US" style:font-weight-asian="bold" style:font-name-complex="Ayuthaya1" style:font-size-complex="10pt" style:language-complex="ar" style:country-complex="SA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2" style:font-size-complex="14pt" style:language-complex="ar" style:country-complex="SA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2d6d78" officeooo:paragraph-rsid="002d6d78" style:font-size-asian="14pt" style:font-weight-asian="normal" style:font-name-complex="Times New Roman2" style:font-size-complex="14pt" style:language-complex="ar" style:country-complex="SA" style:font-weight-complex="normal"/>
    </style:style>
    <style:style style:name="P31" style:family="paragraph" style:parent-style-name="Standard">
      <style:text-properties style:font-name="Fira Mono" fo:font-size="10pt" fo:language="ru" fo:country="RU" fo:font-weight="bold" officeooo:rsid="002b9fa6" officeooo:paragraph-rsid="002b9fa6" style:font-name-asian="Calibri1" style:font-size-asian="10pt" style:language-asian="en" style:country-asian="US" style:font-weight-asian="bold" style:font-name-complex="Ayuthaya1" style:font-size-complex="10pt" style:language-complex="ar" style:country-complex="SA" style:font-weight-complex="bold"/>
    </style:style>
    <style:style style:name="P32" style:family="paragraph" style:parent-style-name="Standard">
      <style:text-properties style:font-name="Fira Mono" fo:font-size="10pt" fo:language="ru" fo:country="RU" fo:font-weight="normal" officeooo:rsid="002b9fa6" officeooo:paragraph-rsid="002b9fa6" style:font-name-asian="Calibri1" style:font-size-asian="10pt" style:language-asian="en" style:country-asian="US" style:font-weight-asian="normal" style:font-name-complex="Ayuthaya1" style:font-size-complex="10pt" style:language-complex="ar" style:country-complex="SA" style:font-weight-complex="normal"/>
    </style:style>
    <style:style style:name="P3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6.267cm"/>
        </style:tab-stops>
      </style:paragraph-properties>
      <style:text-properties style:font-name="Times New Roman" fo:font-size="14pt" fo:language="ru" fo:country="RU" officeooo:rsid="002b9fa6" officeooo:paragraph-rsid="002b9fa6" style:font-size-asian="14pt" style:font-name-complex="Times New Roman2" style:font-size-complex="14pt" style:language-complex="ar" style:country-complex="SA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>
          <style:tab-stop style:position="6.267cm"/>
        </style:tab-stops>
      </style:paragraph-properties>
      <style:text-properties style:font-name="Times New Roman" fo:font-size="14pt" fo:language="ru" fo:country="RU" officeooo:rsid="002b9fa6" officeooo:paragraph-rsid="002b9fa6" style:font-size-asian="14pt" style:font-name-complex="Times New Roman2" style:font-size-complex="14pt" style:language-complex="ar" style:country-complex="SA"/>
    </style:style>
    <style:style style:name="P35" style:family="paragraph" style:parent-style-name="Standard">
      <style:paragraph-properties fo:margin-top="0cm" fo:margin-bottom="0.282cm" loext:contextual-spacing="false" fo:line-height="150%"/>
      <style:text-properties style:font-name="Times New Roman1" fo:font-size="14pt" fo:language="ru" fo:country="RU" officeooo:rsid="002d6d78" officeooo:paragraph-rsid="002d6d78" style:font-size-asian="14pt" style:font-size-complex="14pt" style:language-complex="ar" style:country-complex="SA"/>
    </style:style>
    <style:style style:name="P36" style:family="paragraph" style:parent-style-name="List_20_Paragraph" style:list-style-name="WWNum1">
      <style:text-properties style:font-name="Times New Roman" fo:font-size="14pt" fo:language="ru" fo:country="RU" style:font-size-asian="14pt" style:font-name-complex="Times New Roman2" style:font-size-complex="14pt" style:language-complex="ar" style:country-complex="SA"/>
    </style:style>
    <style:style style:name="P37" style:family="paragraph" style:parent-style-name="List_20_Paragraph" style:list-style-name="WWNum1">
      <style:text-properties style:font-name="Times New Roman" fo:font-size="14pt" fo:language="ru" fo:country="RU" officeooo:paragraph-rsid="002b9fa6" style:font-size-asian="14pt" style:font-name-complex="Times New Roman2" style:font-size-complex="14pt" style:language-complex="ar" style:country-complex="SA"/>
    </style:style>
    <style:style style:name="P38" style:family="paragraph" style:parent-style-name="List_20_Paragraph" style:list-style-name="WWNum1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6.267cm"/>
        </style:tab-stops>
      </style:paragraph-properties>
      <style:text-properties style:font-name="Times New Roman" fo:font-size="14pt" fo:language="ru" fo:country="RU" officeooo:paragraph-rsid="002b9fa6" style:font-name-asian="Times New Roman2" style:font-size-asian="14pt" style:font-name-complex="Times New Roman2" style:font-size-complex="14pt" style:language-complex="ar" style:country-complex="SA"/>
    </style:style>
    <style:style style:name="T1" style:family="text">
      <style:text-properties style:font-name="Times New Roman" fo:font-size="14pt" style:font-size-asian="14pt" style:font-name-complex="Times New Roman2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T3" style:family="text">
      <style:text-properties style:font-name="Times New Roman" fo:font-size="14pt" fo:font-weight="bold" officeooo:rsid="0029e391" style:font-size-asian="14pt" style:font-weight-asian="bold" style:font-name-complex="Times New Roman2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2" style:font-size-complex="14pt" style:font-weight-complex="bold"/>
    </style:style>
    <style:style style:name="T5" style:family="text">
      <style:text-properties style:font-name="Times New Roman" fo:font-size="14pt" fo:font-weight="bold" officeooo:rsid="002a85d3" style:font-size-asian="14pt" style:font-weight-asian="bold" style:font-name-complex="Times New Roman2" style:font-size-complex="14pt"/>
    </style:style>
    <style:style style:name="T6" style:family="text">
      <style:text-properties fo:color="#000000" style:font-name="Times New Roman" fo:font-size="14pt" style:font-name-asian="Times New Roman2" style:font-size-asian="14pt" style:font-name-complex="Times New Roman2" style:font-size-complex="14pt"/>
    </style:style>
    <style:style style:name="T7" style:family="text">
      <style:text-properties fo:color="#000000" style:font-name="Times New Roman" fo:font-size="14pt" officeooo:rsid="0027d2a3" style:font-name-asian="Times New Roman2" style:font-size-asian="14pt" style:font-name-complex="Times New Roman2" style:font-size-complex="14pt"/>
    </style:style>
    <style:style style:name="T8" style:family="text">
      <style:text-properties officeooo:rsid="002b9fa6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2e0dfc"/>
    </style:style>
    <style:style style:name="T12" style:family="text">
      <style:text-properties officeooo:rsid="002f039c"/>
    </style:style>
    <style:style style:name="T13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Московский Авиационный Институт</text:p>
      <text:p text:style-name="P7">(Национальный Исследовательский Университет)</text:p>
      <text:p text:style-name="P7">Факультет информационных технологий и прикладной математики</text:p>
      <text:p text:style-name="P7">Кафедра вычислительной математики и программирования</text:p>
      <text:p text:style-name="P13"/>
      <text:p text:style-name="P13"/>
      <text:p text:style-name="P15"><text:span text:style-name="T2">Лабораторная работ</text:span><text:span text:style-name="T3">а</text:span><text:span text:style-name="T2"> №</text:span><text:span text:style-name="T5">2</text:span><text:span text:style-name="T2"> по курсу</text:span><text:span text:style-name="T4"> </text:span></text:p>
      <text:p text:style-name="P8">«Операционные системы»</text:p>
      <text:p text:style-name="P8"/>
      <text:p text:style-name="P9">Управление <text:span text:style-name="T8">потоками</text:span> в ОС</text:p>
      <text:p text:style-name="P14"/>
      <text:p text:style-name="P13"/>
      <text:p text:style-name="P1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7"/>
      <text:p text:style-name="P17"/>
      <text:p text:style-name="P17"/>
      <text:p text:style-name="P17"/>
      <text:p text:style-name="P17"/>
      <text:p text:style-name="P17"/>
      <text:p text:style-name="P5"><text:span text:style-name="T6">Студент: </text:span><text:span text:style-name="T7">Черемисинов Максим Леонидович</text:span></text:p>
      <text:p text:style-name="P18"><text:span text:style-name="T6">Группа: М80 – 20</text:span><text:span text:style-name="T7">1</text:span><text:span text:style-name="T6">Б-18</text:span></text:p>
      <text:p text:style-name="P18"><text:span text:style-name="T6">Вариант: </text:span><text:span text:style-name="T7">17</text:span></text:p>
      <text:p text:style-name="P3">Преподаватель: Соколов Андрей <text:s/>Алексеевич</text:p>
      <text:p text:style-name="P3">Оценка: ___________</text:p>
      <text:p text:style-name="P3">Дата: ___________</text:p>
      <text:p text:style-name="P3">Подпись: ___________</text:p>
      <text:p text:style-name="P4"/>
      <text:p text:style-name="P4"/>
      <text:p text:style-name="P4">Москва, 2019</text:p>
      <text:p text:style-name="P10"><text:soft-page-break/>Содержание</text:p>
      <text:list xml:id="list1231821820" text:style-name="WWNum1">
        <text:list-item>
          <text:p text:style-name="P36">Постановка задачи</text:p>
        </text:list-item>
        <text:list-item>
          <text:p text:style-name="P37">Общие сведения о программе</text:p>
        </text:list-item>
        <text:list-item>
          <text:p text:style-name="P36">Общий метод и алгоритм решения</text:p>
        </text:list-item>
        <text:list-item>
          <text:p text:style-name="P36">Основные файлы программы</text:p>
        </text:list-item>
        <text:list-item>
          <text:p text:style-name="P36">Демонстрация работы программы</text:p>
        </text:list-item>
        <text:list-item>
          <text:p text:style-name="P36">Вывод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><text:soft-page-break/><text:span text:style-name="T2">Постановка задачи</text:span><text:span text:style-name="T1">.</text:span></text:p>
      <text:list xml:id="list122140439130338" text:continue-numbering="true" text:style-name="WWNum1">
        <text:list-header>
          <text:p text:style-name="P38"><text:span text:style-name="T8">Написать программу на языке Си, которая позволяет в многопоточном режиме накладывать K раз фильтр размера 3х3 на матрицу из вещественных чисел.</text:span></text:p>
        </text:list-header>
      </text:list>
      <text:p text:style-name="P19"/>
      <text:p text:style-name="P2">Общие сведения о программе</text:p>
      <text:p text:style-name="P23">Программа состоит из 3 файлов: <text:span text:style-name="T9">prog.c, queue.c, queue.h.</text:span></text:p>
      <text:p text:style-name="P22">prog.c —<text:span text:style-name="T10"> основная программа, работа с матрицами и потоками</text:span></text:p>
      <text:p text:style-name="P22">queue.c, queue.h —<text:span text:style-name="T10"> реализация очереди для работы с потоками</text:span></text:p>
      <text:p text:style-name="P22"><text:span text:style-name="T10"/></text:p>
      <text:p text:style-name="P22"><text:span text:style-name="T10">Используются системные вызовы </text:span>ptread_create, pthread_join <text:span text:style-name="T10">для создания и присоединения потоков соответственно.</text:span></text:p>
      <text:p text:style-name="P22"><text:span text:style-name="T10"/></text:p>
      <text:p text:style-name="P6"><text:span text:style-name="T2">Общий метод и алгоритм решения</text:span><text:span text:style-name="T1">.</text:span></text:p>
      <text:p text:style-name="P33">Запустить программу можно с ключом <text:span text:style-name="T9">-t </text:span><text:span text:style-name="T10">и следующим за ним числом максимально разрешенных потоков, либо без ключа, тогда количество потоков ограничивается числом 10 по-умолчанию. Для создания максимально возможного числа потоков можно указать после ключа </text:span><text:span text:style-name="T9">-t </text:span><text:span text:style-name="T10">любое отрицательное число.</text:span></text:p>
      <text:p text:style-name="P34"><text:span text:style-name="T10"/></text:p>
      <text:p text:style-name="P34"><text:span text:style-name="T10">Пользователь может ввести фильтр и матрицу самостоятельно, в противном случае они будут сгенерированы программно. </text:span></text:p>
      <text:p text:style-name="P34"><text:span text:style-name="T10"/></text:p>
      <text:p text:style-name="P34"><text:span text:style-name="T10">Фильтр накладывается на матрицу таким образом, что её размер не изменяется. Для этого фильтр размера 3х3 «прикладывается» центром к каждому элементу матрицы, элементы попарно перемножаются, а затем складываются. Для каждой такой операции создается отдельный поток. Если поток по какой-либо причине не удалось создать, то ожидается завершение самого ранее созданного потока, после чего попытка создания нового потока предпринимается еще раз.</text:span></text:p>
      <text:p text:style-name="P34"><text:span text:style-name="T10"/></text:p>
      <text:p text:style-name="P6"><text:span text:style-name="T2">Файлы программы</text:span><text:span text:style-name="T1">.</text:span></text:p>
      <text:p text:style-name="P31">prog.c</text:p>
      <text:p text:style-name="P24"><text:soft-page-break/>#include &lt;stdio.h&gt;</text:p>
      <text:p text:style-name="P24">#include &lt;stdbool.h&gt;</text:p>
      <text:p text:style-name="P24">#include &lt;stdlib.h&gt;</text:p>
      <text:p text:style-name="P24">#include &lt;unistd.h&gt;</text:p>
      <text:p text:style-name="P24">#include &lt;pthread.h&gt;</text:p>
      <text:p text:style-name="P24">#include "queue.h"</text:p>
      <text:p text:style-name="P24"/>
      <text:p text:style-name="P24">struct send{</text:p>
      <text:p text:style-name="P24"><text:tab/>double **matrix_;</text:p>
      <text:p text:style-name="P24"><text:tab/>double **filter_;</text:p>
      <text:p text:style-name="P24"><text:tab/>double **res_;</text:p>
      <text:p text:style-name="P24"><text:tab/>size_t matrix_height_, matrix_width_, filter_height_, filter_width_;</text:p>
      <text:p text:style-name="P24"><text:tab/>size_t i_matrix, j_matrix;</text:p>
      <text:p text:style-name="P24">};</text:p>
      <text:p text:style-name="P24"/>
      <text:p text:style-name="P24">void generate_double_matrix(double ***a, size_t m, size_t n){</text:p>
      <text:p text:style-name="P24"><text:tab/>if(a == NULL){</text:p>
      <text:p text:style-name="P24"><text:tab/><text:tab/>return;</text:p>
      <text:p text:style-name="P24"><text:tab/>}</text:p>
      <text:p text:style-name="P24"><text:tab/>free(*a);</text:p>
      <text:p text:style-name="P24"><text:tab/>*a = malloc(sizeof(double*)*m);</text:p>
      <text:p text:style-name="P24"><text:tab/>for(size_t i = 0; i &lt; m; i++){</text:p>
      <text:p text:style-name="P24"><text:tab/><text:tab/>(*a)[i] = malloc(sizeof(double)*n);</text:p>
      <text:p text:style-name="P24"><text:tab/>}</text:p>
      <text:p text:style-name="P24">}</text:p>
      <text:p text:style-name="P24"/>
      <text:p text:style-name="P24">void copy_matrix(double **from, double **to, size_t h, size_t w){</text:p>
      <text:p text:style-name="P24"><text:tab/>for(size_t i = 0; i &lt; h; i++){</text:p>
      <text:p text:style-name="P24"><text:tab/><text:tab/>for(size_t j = 0; j &lt; w ; j++){</text:p>
      <text:p text:style-name="P24"><text:tab/><text:tab/><text:tab/>to[i][j] = from[i][j];</text:p>
      <text:p text:style-name="P24"><text:tab/><text:tab/>}</text:p>
      <text:p text:style-name="P24"><text:tab/>}</text:p>
      <text:p text:style-name="P24">}</text:p>
      <text:p text:style-name="P24"/>
      <text:p text:style-name="P24">void *foo(void *arg){</text:p>
      <text:p text:style-name="P24"><text:tab/>struct send *received = (struct send*)arg;</text:p>
      <text:p text:style-name="P24"/>
      <text:p text:style-name="P24"><text:tab/>int left_border = received-&gt;j_matrix - received-&gt;filter_width_/2;</text:p>
      <text:p text:style-name="P24"><text:tab/>int up_border = received-&gt;i_matrix - received-&gt;filter_height_/2;</text:p>
      <text:p text:style-name="P24"><text:tab/>int right_border = received-&gt;j_matrix + received-&gt;filter_width_/2; <text:s/></text:p>
      <text:p text:style-name="P24"><text:tab/>int down_border = received-&gt;i_matrix + received-&gt;filter_height_/2;</text:p>
      <text:p text:style-name="P24"/>
      <text:p text:style-name="P24"><text:tab/>double sum = 0;</text:p>
      <text:p text:style-name="P24"/>
      <text:p text:style-name="P24"><text:tab/>for(int i = 0; i &lt; received-&gt;filter_height_; i++){</text:p>
      <text:p text:style-name="P24"><text:tab/><text:tab/>for(int j = 0; j &lt; received-&gt;filter_width_; j++){</text:p>
      <text:p text:style-name="P24"><text:tab/><text:tab/><text:tab/>if(i + up_border &gt;= received-&gt;matrix_height_ || j + left_border &gt;= received-&gt;matrix_width_</text:p>
      <text:p text:style-name="P24"><text:tab/><text:tab/><text:tab/>|| i + up_border &lt; 0 || j + left_border &lt; 0){</text:p>
      <text:p text:style-name="P24"><text:tab/><text:tab/><text:tab/><text:tab/>continue;</text:p>
      <text:p text:style-name="P24"><text:tab/><text:tab/><text:tab/>}</text:p>
      <text:p text:style-name="P24"><text:tab/><text:tab/><text:tab/>(received-&gt;res_)[received-&gt;i_matrix][received-&gt;j_matrix] += (received-&gt;filter_)[i][j]*</text:p>
      <text:p text:style-name="P24"><text:tab/><text:tab/><text:tab/><text:tab/>(received-&gt;matrix_)[i+up_border][j+left_border];</text:p>
      <text:p text:style-name="P24"><text:tab/><text:tab/>}</text:p>
      <text:p text:style-name="P24"><text:soft-page-break/><text:tab/>}</text:p>
      <text:p text:style-name="P24"><text:tab/>free(received);</text:p>
      <text:p text:style-name="P24"><text:tab/>return NULL;</text:p>
      <text:p text:style-name="P24">}</text:p>
      <text:p text:style-name="P24"/>
      <text:p text:style-name="P24"/>
      <text:p text:style-name="P24">void use_filter(double **matrix, size_t matrix_height, size_t matrix_width,</text:p>
      <text:p text:style-name="P24"><text:tab/><text:tab/><text:tab/><text:tab/>double **filter, size_t filter_height, size_t filter_width,</text:p>
      <text:p text:style-name="P24"><text:tab/><text:tab/><text:tab/><text:tab/>double ***res, int max_threads, unsigned k){</text:p>
      <text:p text:style-name="P24"><text:tab/></text:p>
      <text:p text:style-name="P24"><text:tab/>if( (matrix_height == 0 || matrix_width == 0 || filter_height == 0 || filter_width == 0) &amp;&amp; res != NULL ){</text:p>
      <text:p text:style-name="P24"><text:tab/><text:tab/>printf("Error: wrong size of one of the matrices\n");</text:p>
      <text:p text:style-name="P24"><text:tab/><text:tab/>*res = NULL;</text:p>
      <text:p text:style-name="P24"><text:tab/><text:tab/>return;</text:p>
      <text:p text:style-name="P24"><text:tab/>}</text:p>
      <text:p text:style-name="P24"><text:tab/></text:p>
      <text:p text:style-name="P24"><text:tab/>if( (matrix == NULL || filter == NULL) &amp;&amp; res != NULL ){</text:p>
      <text:p text:style-name="P24"><text:tab/><text:tab/>printf("Error: one of the matrix has wrong pointer\n");</text:p>
      <text:p text:style-name="P24"><text:tab/><text:tab/>*res == NULL;</text:p>
      <text:p text:style-name="P24"><text:tab/><text:tab/>return;</text:p>
      <text:p text:style-name="P24"><text:tab/>}</text:p>
      <text:p text:style-name="P24"/>
      <text:p text:style-name="P24"><text:tab/>if(res == NULL){</text:p>
      <text:p text:style-name="P24"><text:tab/><text:tab/>printf("Error: wrong result matrix pointer\n");</text:p>
      <text:p text:style-name="P24"><text:tab/><text:tab/>return;</text:p>
      <text:p text:style-name="P24"><text:tab/>}</text:p>
      <text:p text:style-name="P24"/>
      <text:p text:style-name="P24"><text:tab/>generate_double_matrix(res, matrix_height, matrix_width);</text:p>
      <text:p text:style-name="P24"/>
      <text:p text:style-name="P24"><text:tab/>if(max_threads == 0){</text:p>
      <text:p text:style-name="P24"><text:tab/><text:tab/>max_threads = 1;</text:p>
      <text:p text:style-name="P24"><text:tab/>}</text:p>
      <text:p text:style-name="P24"/>
      <text:p text:style-name="P24"><text:tab/>for(size_t i = 0; i &lt; matrix_height; i++){</text:p>
      <text:p text:style-name="P24"><text:tab/><text:tab/>for(size_t j = 0; j &lt; matrix_width; j++){</text:p>
      <text:p text:style-name="P24"><text:tab/><text:tab/><text:tab/>(*res)[i][j] = 0;</text:p>
      <text:p text:style-name="P24"><text:tab/><text:tab/>}</text:p>
      <text:p text:style-name="P24"><text:tab/>}</text:p>
      <text:p text:style-name="P24"/>
      <text:p text:style-name="P24"><text:tab/>queue *q;</text:p>
      <text:p text:style-name="P24"><text:tab/>create(&amp;q);</text:p>
      <text:p text:style-name="P24"/>
      <text:p text:style-name="P24"><text:tab/>if(max_threads &lt; 0){</text:p>
      <text:p text:style-name="P24"><text:tab/><text:tab/>//no limit</text:p>
      <text:p text:style-name="P24"><text:tab/><text:tab/>for(int count = 0; count &lt; k; count++){</text:p>
      <text:p text:style-name="P24"><text:tab/><text:tab/><text:tab/>for(int i = 0; i &lt; matrix_height; i++){</text:p>
      <text:p text:style-name="P24"><text:tab/><text:tab/><text:tab/><text:tab/>for(int j = 0; j &lt; matrix_width; j++){</text:p>
      <text:p text:style-name="P24"><text:tab/><text:tab/><text:tab/><text:tab/><text:tab/>struct send *s = malloc(sizeof(struct send));</text:p>
      <text:p text:style-name="P24"><text:tab/><text:tab/><text:tab/><text:tab/><text:tab/>s-&gt;matrix_ = matrix;</text:p>
      <text:p text:style-name="P24"><text:tab/><text:tab/><text:tab/><text:tab/><text:tab/>s-&gt;filter_ = filter;</text:p>
      <text:p text:style-name="P24"><text:tab/><text:tab/><text:tab/><text:tab/><text:tab/>s-&gt;matrix_height_ = matrix_height;</text:p>
      <text:p text:style-name="P24"><text:tab/><text:tab/><text:tab/><text:tab/><text:tab/>s-&gt;matrix_width_ = matrix_width;</text:p>
      <text:p text:style-name="P24"><text:tab/><text:tab/><text:tab/><text:tab/><text:tab/>s-&gt;filter_height_ = filter_height;</text:p>
      <text:p text:style-name="P24"><text:tab/><text:tab/><text:tab/><text:tab/><text:tab/>s-&gt;filter_width_ = filter_width;</text:p>
      <text:p text:style-name="P24"><text:soft-page-break/><text:tab/><text:tab/><text:tab/><text:tab/><text:tab/>s-&gt;res_ = *res;</text:p>
      <text:p text:style-name="P24"><text:tab/><text:tab/><text:tab/><text:tab/><text:tab/>s-&gt;i_matrix = i;</text:p>
      <text:p text:style-name="P24"><text:tab/><text:tab/><text:tab/><text:tab/><text:tab/>s-&gt;j_matrix = j;</text:p>
      <text:p text:style-name="P24"><text:tab/><text:tab/><text:tab/><text:tab/><text:tab/>pthread_t *thr = malloc(sizeof(pthread_t));</text:p>
      <text:p text:style-name="P24"><text:tab/><text:tab/><text:tab/><text:tab/><text:tab/>point1:{</text:p>
      <text:p text:style-name="P24"><text:tab/><text:tab/><text:tab/><text:tab/><text:tab/><text:tab/>int check = pthread_create(thr, NULL, foo, (void*)s);</text:p>
      <text:p text:style-name="P24"><text:tab/><text:tab/><text:tab/><text:tab/><text:tab/><text:tab/>if(check != 0){</text:p>
      <text:p text:style-name="P24"><text:tab/><text:tab/><text:tab/><text:tab/><text:tab/><text:tab/><text:tab/>pthread_join(*(q-&gt;first-&gt;thread), NULL);</text:p>
      <text:p text:style-name="P24"><text:tab/><text:tab/><text:tab/><text:tab/><text:tab/><text:tab/><text:tab/>pop(q);</text:p>
      <text:p text:style-name="P24"><text:tab/><text:tab/><text:tab/><text:tab/><text:tab/><text:tab/><text:tab/>goto point1;</text:p>
      <text:p text:style-name="P24"><text:tab/><text:tab/><text:tab/><text:tab/><text:tab/><text:tab/>}else{</text:p>
      <text:p text:style-name="P24"><text:tab/><text:tab/><text:tab/><text:tab/><text:tab/><text:tab/><text:tab/>push(q, thr);</text:p>
      <text:p text:style-name="P24"><text:tab/><text:tab/><text:tab/><text:tab/><text:tab/><text:tab/>}<text:tab/></text:p>
      <text:p text:style-name="P24"><text:tab/><text:tab/><text:tab/><text:tab/><text:tab/>}</text:p>
      <text:p text:style-name="P24"><text:tab/><text:tab/><text:tab/><text:tab/>}</text:p>
      <text:p text:style-name="P24"><text:tab/><text:tab/><text:tab/>}</text:p>
      <text:p text:style-name="P24"><text:tab/><text:tab/><text:tab/>while(!isEmpty(q)){</text:p>
      <text:p text:style-name="P24"><text:tab/><text:tab/><text:tab/><text:tab/>pthread_join(*(q-&gt;first-&gt;thread), NULL);</text:p>
      <text:p text:style-name="P24"><text:tab/><text:tab/><text:tab/><text:tab/>pop(q);</text:p>
      <text:p text:style-name="P24"><text:tab/><text:tab/><text:tab/>}</text:p>
      <text:p text:style-name="P24"><text:tab/><text:tab/><text:tab/>copy_matrix(*res, matrix, matrix_height, matrix_width);</text:p>
      <text:p text:style-name="P24"><text:tab/><text:tab/>}</text:p>
      <text:p text:style-name="P24"><text:tab/>}else{</text:p>
      <text:p text:style-name="P24"><text:tab/><text:tab/>//limit</text:p>
      <text:p text:style-name="P24"><text:tab/><text:tab/>for(int count = 0; count &lt; k; count++){</text:p>
      <text:p text:style-name="P24"><text:tab/><text:tab/><text:tab/>for(size_t i = 0; i &lt; matrix_height; i++){</text:p>
      <text:p text:style-name="P24"><text:tab/><text:tab/><text:tab/><text:tab/>for(size_t j = 0; j &lt; matrix_width; j++){</text:p>
      <text:p text:style-name="P24"><text:tab/><text:tab/><text:tab/><text:tab/><text:tab/>struct send *s = malloc(sizeof(struct send));</text:p>
      <text:p text:style-name="P24"><text:tab/><text:tab/><text:tab/><text:tab/><text:tab/>s-&gt;matrix_ = matrix;</text:p>
      <text:p text:style-name="P24"><text:tab/><text:tab/><text:tab/><text:tab/><text:tab/>s-&gt;filter_ = filter;</text:p>
      <text:p text:style-name="P24"><text:tab/><text:tab/><text:tab/><text:tab/><text:tab/>s-&gt;matrix_height_ = matrix_height;</text:p>
      <text:p text:style-name="P24"><text:tab/><text:tab/><text:tab/><text:tab/><text:tab/>s-&gt;matrix_width_ = matrix_width;</text:p>
      <text:p text:style-name="P24"><text:tab/><text:tab/><text:tab/><text:tab/><text:tab/>s-&gt;filter_height_ = filter_height;</text:p>
      <text:p text:style-name="P24"><text:tab/><text:tab/><text:tab/><text:tab/><text:tab/>s-&gt;filter_width_ = filter_width;</text:p>
      <text:p text:style-name="P24"><text:tab/><text:tab/><text:tab/><text:tab/><text:tab/>s-&gt;res_ = *res;</text:p>
      <text:p text:style-name="P24"><text:tab/><text:tab/><text:tab/><text:tab/><text:tab/>s-&gt;i_matrix = i;</text:p>
      <text:p text:style-name="P24"><text:tab/><text:tab/><text:tab/><text:tab/><text:tab/>s-&gt;j_matrix = j;</text:p>
      <text:p text:style-name="P24"><text:tab/><text:tab/><text:tab/><text:tab/><text:tab/>pthread_t *thr = malloc(sizeof(pthread_t));</text:p>
      <text:p text:style-name="P24"><text:tab/><text:tab/><text:tab/><text:tab/><text:tab/>point2:{</text:p>
      <text:p text:style-name="P24"><text:tab/><text:tab/><text:tab/><text:tab/><text:tab/><text:tab/>if(size(q) &lt; max_threads){</text:p>
      <text:p text:style-name="P24"><text:tab/><text:tab/><text:tab/><text:tab/><text:tab/><text:tab/><text:tab/>int check = pthread_create(thr, NULL, foo, (void*)s);</text:p>
      <text:p text:style-name="P24"><text:tab/><text:tab/><text:tab/><text:tab/><text:tab/><text:tab/><text:tab/>if(check != 0){</text:p>
      <text:p text:style-name="P24"><text:tab/><text:tab/><text:tab/><text:tab/><text:tab/><text:tab/><text:tab/><text:tab/>pthread_join(*(q-&gt;first-&gt;thread), NULL);</text:p>
      <text:p text:style-name="P24"><text:tab/><text:tab/><text:tab/><text:tab/><text:tab/><text:tab/><text:tab/><text:tab/>pop(q);</text:p>
      <text:p text:style-name="P24"><text:tab/><text:tab/><text:tab/><text:tab/><text:tab/><text:tab/><text:tab/><text:tab/>goto point2;</text:p>
      <text:p text:style-name="P24"><text:tab/><text:tab/><text:tab/><text:tab/><text:tab/><text:tab/><text:tab/>}else{</text:p>
      <text:p text:style-name="P24"><text:tab/><text:tab/><text:tab/><text:tab/><text:tab/><text:tab/><text:tab/><text:tab/>push(q, thr);</text:p>
      <text:p text:style-name="P24"><text:tab/><text:tab/><text:tab/><text:tab/><text:tab/><text:tab/><text:tab/>}</text:p>
      <text:p text:style-name="P24"><text:tab/><text:tab/><text:tab/><text:tab/><text:tab/><text:tab/>}else{</text:p>
      <text:p text:style-name="P24"><text:tab/><text:tab/><text:tab/><text:tab/><text:tab/><text:tab/><text:tab/>pthread_join(*(q-&gt;first-&gt;thread), NULL);</text:p>
      <text:p text:style-name="P24"><text:tab/><text:tab/><text:tab/><text:tab/><text:tab/><text:tab/><text:tab/>pop(q);</text:p>
      <text:p text:style-name="P24"><text:tab/><text:tab/><text:tab/><text:tab/><text:tab/><text:tab/><text:tab/>goto point2;</text:p>
      <text:p text:style-name="P24"><text:soft-page-break/><text:tab/><text:tab/><text:tab/><text:tab/><text:tab/><text:tab/>}</text:p>
      <text:p text:style-name="P24"><text:tab/><text:tab/><text:tab/><text:tab/><text:tab/>}</text:p>
      <text:p text:style-name="P24"><text:tab/><text:tab/><text:tab/><text:tab/>}</text:p>
      <text:p text:style-name="P24"><text:tab/><text:tab/><text:tab/>}</text:p>
      <text:p text:style-name="P24"><text:tab/><text:tab/><text:tab/>while(!isEmpty(q)){</text:p>
      <text:p text:style-name="P24"><text:tab/><text:tab/><text:tab/><text:tab/>pthread_join(*(q-&gt;first-&gt;thread), NULL);</text:p>
      <text:p text:style-name="P24"><text:tab/><text:tab/><text:tab/><text:tab/>pop(q);</text:p>
      <text:p text:style-name="P24"><text:tab/><text:tab/><text:tab/>}</text:p>
      <text:p text:style-name="P24"><text:tab/><text:tab/><text:tab/>copy_matrix(*res, matrix, matrix_height, matrix_width);</text:p>
      <text:p text:style-name="P24"><text:tab/><text:tab/>}</text:p>
      <text:p text:style-name="P24"><text:tab/><text:tab/></text:p>
      <text:p text:style-name="P24"><text:tab/>}</text:p>
      <text:p text:style-name="P24">}</text:p>
      <text:p text:style-name="P24"/>
      <text:p text:style-name="P24">void fill_double_matrix(double **a, size_t m, size_t n){</text:p>
      <text:p text:style-name="P24"><text:tab/>for(size_t i = 0; i &lt; m; i++){</text:p>
      <text:p text:style-name="P24"><text:tab/><text:tab/>for(size_t j = 0; j &lt; n; j++){</text:p>
      <text:p text:style-name="P24"><text:tab/><text:tab/><text:tab/>a[i][j] = rand()%100+(double)rand()/RAND_MAX;</text:p>
      <text:p text:style-name="P24"><text:tab/><text:tab/>}</text:p>
      <text:p text:style-name="P24"><text:tab/>}</text:p>
      <text:p text:style-name="P24">}</text:p>
      <text:p text:style-name="P24"/>
      <text:p text:style-name="P24">void print_matrix(double **a, int m, int n){</text:p>
      <text:p text:style-name="P24"><text:tab/>for(int i = 0; i &lt; m; i++){</text:p>
      <text:p text:style-name="P24"><text:tab/><text:tab/>for(int j = 0; j &lt; n; j++){</text:p>
      <text:p text:style-name="P24"><text:tab/><text:tab/><text:tab/>printf("%lf ", a[i][j]);</text:p>
      <text:p text:style-name="P24"><text:tab/><text:tab/>}</text:p>
      <text:p text:style-name="P24"><text:tab/><text:tab/>printf("\n");</text:p>
      <text:p text:style-name="P24"><text:tab/>}</text:p>
      <text:p text:style-name="P24">}</text:p>
      <text:p text:style-name="P24"/>
      <text:p text:style-name="P24">void destroy_double_matrix(double ***a, size_t m, size_t n){</text:p>
      <text:p text:style-name="P24"><text:tab/>for(int i = 0; i &lt; m; i++){</text:p>
      <text:p text:style-name="P24"><text:tab/><text:tab/>free((*a)[i]);</text:p>
      <text:p text:style-name="P24"><text:tab/><text:tab/>(*a)[i] = NULL;</text:p>
      <text:p text:style-name="P24"><text:tab/>}</text:p>
      <text:p text:style-name="P24"><text:tab/>free(*a);</text:p>
      <text:p text:style-name="P24"><text:tab/>(*a) = NULL;</text:p>
      <text:p text:style-name="P24">}</text:p>
      <text:p text:style-name="P24"/>
      <text:p text:style-name="P24">bool is_int(char *a){</text:p>
      <text:p text:style-name="P24"><text:tab/>char *temp = a;</text:p>
      <text:p text:style-name="P24"><text:tab/>if(*temp == '-') temp++;</text:p>
      <text:p text:style-name="P24"><text:tab/>while(*temp != '\0'){</text:p>
      <text:p text:style-name="P24"><text:tab/><text:tab/>if(*temp &gt; '9' || *temp &lt; '0'){</text:p>
      <text:p text:style-name="P24"><text:tab/><text:tab/><text:tab/>return false;</text:p>
      <text:p text:style-name="P24"><text:tab/><text:tab/>}</text:p>
      <text:p text:style-name="P24"><text:tab/><text:tab/>temp++;</text:p>
      <text:p text:style-name="P24"><text:tab/>}</text:p>
      <text:p text:style-name="P24"><text:tab/>return true;</text:p>
      <text:p text:style-name="P24">}</text:p>
      <text:p text:style-name="P24"/>
      <text:p text:style-name="P24">int str_to_int(char *a){</text:p>
      <text:p text:style-name="P24"><text:tab/>int sign = 1;</text:p>
      <text:p text:style-name="P24"><text:tab/>if(*a == '-'){</text:p>
      <text:p text:style-name="P24"><text:soft-page-break/><text:tab/><text:tab/>sign = -1;</text:p>
      <text:p text:style-name="P24"><text:tab/><text:tab/>a++;</text:p>
      <text:p text:style-name="P24"><text:tab/>}</text:p>
      <text:p text:style-name="P24"><text:tab/>int res = 0;</text:p>
      <text:p text:style-name="P24"><text:tab/>for(char *temp = a; *temp != '\0'; temp++){</text:p>
      <text:p text:style-name="P24"><text:tab/><text:tab/>res *= 10;</text:p>
      <text:p text:style-name="P24"><text:tab/><text:tab/>res += *temp-'0';</text:p>
      <text:p text:style-name="P24"><text:tab/>}</text:p>
      <text:p text:style-name="P24"><text:tab/>if(sign == -1){</text:p>
      <text:p text:style-name="P24"><text:tab/><text:tab/>res *= -1;</text:p>
      <text:p text:style-name="P24"><text:tab/>}</text:p>
      <text:p text:style-name="P24"><text:tab/>return res;</text:p>
      <text:p text:style-name="P24">}</text:p>
      <text:p text:style-name="P24"/>
      <text:p text:style-name="P24">int main(int argc, char *argv[]){</text:p>
      <text:p text:style-name="P24"><text:tab/>srand(time(NULL));</text:p>
      <text:p text:style-name="P24"><text:tab/>int max_threads;</text:p>
      <text:p text:style-name="P24"><text:tab/></text:p>
      <text:p text:style-name="P24"><text:tab/>if(argc == 1){</text:p>
      <text:p text:style-name="P24"><text:tab/><text:tab/>printf("Limit of threads is not set. Default value is 10.\n");</text:p>
      <text:p text:style-name="P24"><text:tab/><text:tab/>max_threads = 10;</text:p>
      <text:p text:style-name="P24"><text:tab/>}else if(argc == 3){</text:p>
      <text:p text:style-name="P24"><text:tab/><text:tab/>if(strcmp(argv[1], "-t") != 0){</text:p>
      <text:p text:style-name="P24"><text:tab/><text:tab/><text:tab/>printf("Error: incorrect key\n");</text:p>
      <text:p text:style-name="P24"><text:tab/><text:tab/><text:tab/>printf("Usage: %s [-t MAX_THREADS]\n", argv[0]);</text:p>
      <text:p text:style-name="P24"><text:tab/><text:tab/><text:tab/>printf("if MAX_THREADS is negative value, then the number of threads is unlimited\n");</text:p>
      <text:p text:style-name="P24"><text:tab/><text:tab/><text:tab/>return 1;</text:p>
      <text:p text:style-name="P24"><text:tab/><text:tab/>}</text:p>
      <text:p text:style-name="P24"><text:tab/><text:tab/>if(!is_int(argv[2])){</text:p>
      <text:p text:style-name="P24"><text:tab/><text:tab/><text:tab/>printf("Error: incorrect third argument\n");</text:p>
      <text:p text:style-name="P24"><text:tab/><text:tab/><text:tab/>printf("Usage: %s [-t MAX_THREADS]\n", argv[0]);</text:p>
      <text:p text:style-name="P24"><text:tab/><text:tab/><text:tab/>printf("if MAX_THREADS is negative value, then the number of threads is unlimited\n");</text:p>
      <text:p text:style-name="P24"><text:tab/><text:tab/><text:tab/>return 1;</text:p>
      <text:p text:style-name="P24"><text:tab/><text:tab/>}</text:p>
      <text:p text:style-name="P24"><text:tab/><text:tab/>max_threads = str_to_int(argv[2]);</text:p>
      <text:p text:style-name="P24"><text:tab/>}else{</text:p>
      <text:p text:style-name="P24"><text:tab/><text:tab/>printf("Usage: %s [-t MAX_THREADS]\n", argv[0]);</text:p>
      <text:p text:style-name="P24"><text:tab/><text:tab/>printf("if MAX_THREADS is negative value, then the number of threads is unlimited\n");</text:p>
      <text:p text:style-name="P24"><text:tab/><text:tab/>return 1;</text:p>
      <text:p text:style-name="P24"><text:tab/>}</text:p>
      <text:p text:style-name="P24"><text:tab/></text:p>
      <text:p text:style-name="P24"><text:tab/>double **matrix = malloc(sizeof(double*));</text:p>
      <text:p text:style-name="P24"><text:tab/>double **filter = malloc(sizeof(double*));</text:p>
      <text:p text:style-name="P24"><text:tab/>printf("Enter main matrix? y/n: ");</text:p>
      <text:p text:style-name="P24"><text:tab/>char ans;</text:p>
      <text:p text:style-name="P24"><text:tab/>scanf("%c", &amp;ans);</text:p>
      <text:p text:style-name="P24"><text:tab/>getchar();</text:p>
      <text:p text:style-name="P24"><text:tab/>size_t matrix_height, matrix_width;</text:p>
      <text:p text:style-name="P24"><text:tab/>size_t filter_height, filter_width;</text:p>
      <text:p text:style-name="P24"><text:tab/>filter_height = filter_width = 3;</text:p>
      <text:p text:style-name="P24"/>
      <text:p text:style-name="P24"><text:tab/>if(ans == 'y'){</text:p>
      <text:p text:style-name="P24"><text:soft-page-break/><text:tab/><text:tab/>printf("Enter size: ");</text:p>
      <text:p text:style-name="P24"><text:tab/><text:tab/>scanf("%ld %ld", &amp;matrix_height, &amp;matrix_width);</text:p>
      <text:p text:style-name="P24"><text:tab/><text:tab/>generate_double_matrix(&amp;matrix, matrix_height, matrix_width);</text:p>
      <text:p text:style-name="P24"><text:tab/><text:tab/>printf("Enter matrix: \n");</text:p>
      <text:p text:style-name="P24"><text:tab/><text:tab/>for(size_t i = 0; i &lt; matrix_height; i++){</text:p>
      <text:p text:style-name="P24"><text:tab/><text:tab/><text:tab/>for(size_t j = 0; j &lt; matrix_width; j++){</text:p>
      <text:p text:style-name="P24"><text:tab/><text:tab/><text:tab/><text:tab/>scanf("%lf", &amp;matrix[i][j]);</text:p>
      <text:p text:style-name="P24"><text:tab/><text:tab/><text:tab/>}</text:p>
      <text:p text:style-name="P24"><text:tab/><text:tab/>}</text:p>
      <text:p text:style-name="P24"><text:tab/><text:tab/>getchar();</text:p>
      <text:p text:style-name="P24"><text:tab/>}else{</text:p>
      <text:p text:style-name="P24"><text:tab/><text:tab/>matrix_height = rand()%200;</text:p>
      <text:p text:style-name="P24"><text:tab/><text:tab/>matrix_width = rand()%200;</text:p>
      <text:p text:style-name="P24"><text:tab/><text:tab/>generate_double_matrix(&amp;matrix, matrix_height, matrix_width);</text:p>
      <text:p text:style-name="P24"><text:tab/><text:tab/>fill_double_matrix(matrix, matrix_height, matrix_width);</text:p>
      <text:p text:style-name="P24"><text:tab/><text:tab/>printf("Matrix generated randomly with height = %ld and width = %ld\n", matrix_height, matrix_width);</text:p>
      <text:p text:style-name="P24"><text:tab/>}</text:p>
      <text:p text:style-name="P24"/>
      <text:p text:style-name="P24"><text:tab/>generate_double_matrix(&amp;filter, filter_height, filter_width);</text:p>
      <text:p text:style-name="P24"><text:tab/>printf("Enter matrix filter? y/n: ");</text:p>
      <text:p text:style-name="P24"><text:tab/>scanf("%c", &amp;ans);</text:p>
      <text:p text:style-name="P24"/>
      <text:p text:style-name="P24"><text:tab/>if(ans == 'y'){</text:p>
      <text:p text:style-name="P24"><text:tab/><text:tab/>printf("Enter filter:\n");</text:p>
      <text:p text:style-name="P24"><text:tab/><text:tab/>for(size_t i = 0; i &lt; filter_height; i++){</text:p>
      <text:p text:style-name="P24"><text:tab/><text:tab/><text:tab/>for(size_t j = 0; j &lt; filter_width; j++){</text:p>
      <text:p text:style-name="P24"><text:tab/><text:tab/><text:tab/><text:tab/>scanf("%lf", &amp;filter[i][j]);</text:p>
      <text:p text:style-name="P24"><text:tab/><text:tab/><text:tab/>}</text:p>
      <text:p text:style-name="P24"><text:tab/><text:tab/>}</text:p>
      <text:p text:style-name="P24"><text:tab/>}else{</text:p>
      <text:p text:style-name="P24"><text:tab/><text:tab/>printf("Filter generated randomly\n");</text:p>
      <text:p text:style-name="P24"><text:tab/><text:tab/>fill_double_matrix(filter, filter_height, filter_width);</text:p>
      <text:p text:style-name="P24"><text:tab/>}</text:p>
      <text:p text:style-name="P24"/>
      <text:p text:style-name="P24"/>
      <text:p text:style-name="P24"><text:tab/>unsigned k;</text:p>
      <text:p text:style-name="P24"><text:tab/>printf("Enter K: ");</text:p>
      <text:p text:style-name="P24"><text:tab/>scanf("%d", &amp;k);</text:p>
      <text:p text:style-name="P24"><text:tab/>getchar();</text:p>
      <text:p text:style-name="P24"/>
      <text:p text:style-name="P24"><text:tab/>double **res = malloc(sizeof(double*));</text:p>
      <text:p text:style-name="P24"><text:tab/>use_filter(matrix, matrix_height, matrix_width, filter, filter_height, filter_width,</text:p>
      <text:p text:style-name="P24"><text:tab/><text:tab/>&amp;res, max_threads, k);</text:p>
      <text:p text:style-name="P24"><text:tab/></text:p>
      <text:p text:style-name="P24"><text:tab/>//print_matrix(res, matrix_height, matrix_width);</text:p>
      <text:p text:style-name="P24"/>
      <text:p text:style-name="P24"><text:tab/>destroy_double_matrix(&amp;matrix, matrix_height, matrix_width);</text:p>
      <text:p text:style-name="P24"><text:tab/>destroy_double_matrix(&amp;filter, filter_height, filter_width);</text:p>
      <text:p text:style-name="P24"><text:tab/>destroy_double_matrix(&amp;res, matrix_height, matrix_width);</text:p>
      <text:p text:style-name="P24">}</text:p>
      <text:p text:style-name="P32"/>
      <text:p text:style-name="P31">queue.c</text:p>
      <text:p text:style-name="P24"><text:soft-page-break/>#include "queue.h"</text:p>
      <text:p text:style-name="P24"/>
      <text:p text:style-name="P24">void create(queue **q){</text:p>
      <text:p text:style-name="P24"><text:tab/>*q = malloc(sizeof(queue));</text:p>
      <text:p text:style-name="P24"><text:tab/>(*q)-&gt;size = 0;</text:p>
      <text:p text:style-name="P24"><text:tab/>(*q)-&gt;first = (*q)-&gt;last = NULL;</text:p>
      <text:p text:style-name="P24">}</text:p>
      <text:p text:style-name="P24"/>
      <text:p text:style-name="P24">bool isEmpty(const queue *q){</text:p>
      <text:p text:style-name="P24"><text:tab/>return q-&gt;size == 0;</text:p>
      <text:p text:style-name="P24">}</text:p>
      <text:p text:style-name="P24"/>
      <text:p text:style-name="P24">void pop(queue *q){</text:p>
      <text:p text:style-name="P24"><text:tab/>if(isEmpty(q)){</text:p>
      <text:p text:style-name="P24"><text:tab/><text:tab/>return;</text:p>
      <text:p text:style-name="P24"><text:tab/>}</text:p>
      <text:p text:style-name="P24"/>
      <text:p text:style-name="P24"><text:tab/>if(q-&gt;size == 1){</text:p>
      <text:p text:style-name="P24"><text:tab/><text:tab/>free(q-&gt;first);</text:p>
      <text:p text:style-name="P24"><text:tab/><text:tab/>q-&gt;first = q-&gt;last = NULL;</text:p>
      <text:p text:style-name="P24"><text:tab/>}else{</text:p>
      <text:p text:style-name="P24"><text:tab/><text:tab/>q-&gt;first = q-&gt;first-&gt;next;</text:p>
      <text:p text:style-name="P24"><text:tab/><text:tab/>q-&gt;first-&gt;prev-&gt;next = NULL;</text:p>
      <text:p text:style-name="P24"><text:tab/><text:tab/>free(q-&gt;first-&gt;prev);</text:p>
      <text:p text:style-name="P24"><text:tab/><text:tab/>q-&gt;first-&gt;prev = NULL;</text:p>
      <text:p text:style-name="P24"><text:tab/>}</text:p>
      <text:p text:style-name="P24"><text:tab/>q-&gt;size--;</text:p>
      <text:p text:style-name="P24">}</text:p>
      <text:p text:style-name="P24"/>
      <text:p text:style-name="P24">void push(queue *q, pthread_t *pt){</text:p>
      <text:p text:style-name="P24"/>
      <text:p text:style-name="P24"><text:tab/>if(isEmpty(q)){</text:p>
      <text:p text:style-name="P24"><text:tab/><text:tab/>q-&gt;first = malloc(sizeof(list));</text:p>
      <text:p text:style-name="P24"><text:tab/><text:tab/>q-&gt;first-&gt;next = NULL;</text:p>
      <text:p text:style-name="P24"><text:tab/><text:tab/>q-&gt;first-&gt;prev = NULL;</text:p>
      <text:p text:style-name="P24"><text:tab/><text:tab/>q-&gt;last = q-&gt;first;</text:p>
      <text:p text:style-name="P24"><text:tab/><text:tab/>q-&gt;first-&gt;thread = pt;</text:p>
      <text:p text:style-name="P24"><text:tab/>}else{</text:p>
      <text:p text:style-name="P24"><text:tab/><text:tab/>q-&gt;last-&gt;next = malloc(sizeof(list));</text:p>
      <text:p text:style-name="P24"><text:tab/><text:tab/>q-&gt;last-&gt;next-&gt;prev = q-&gt;last;</text:p>
      <text:p text:style-name="P24"><text:tab/><text:tab/>q-&gt;last-&gt;next-&gt;next = NULL;</text:p>
      <text:p text:style-name="P24"><text:tab/><text:tab/>q-&gt;last-&gt;next-&gt;thread = pt; </text:p>
      <text:p text:style-name="P24"><text:tab/><text:tab/>q-&gt;last = q-&gt;last-&gt;next;</text:p>
      <text:p text:style-name="P24"><text:tab/>}<text:tab/></text:p>
      <text:p text:style-name="P24"><text:tab/>q-&gt;size++;</text:p>
      <text:p text:style-name="P24">}</text:p>
      <text:p text:style-name="P24"/>
      <text:p text:style-name="P24">size_t size(const queue *q){</text:p>
      <text:p text:style-name="P24"><text:tab/>return q-&gt;size;</text:p>
      <text:p text:style-name="P24">}</text:p>
      <text:p text:style-name="P24"/>
      <text:p text:style-name="P24">void delete(queue *q){</text:p>
      <text:p text:style-name="P24"><text:tab/>if(q == NULL){</text:p>
      <text:p text:style-name="P24"><text:tab/><text:tab/>return;</text:p>
      <text:p text:style-name="P24"><text:tab/>}</text:p>
      <text:p text:style-name="P24"><text:soft-page-break/><text:tab/>while(!isEmpty(q)){</text:p>
      <text:p text:style-name="P24"><text:tab/><text:tab/>pop(q);</text:p>
      <text:p text:style-name="P24"><text:tab/>}</text:p>
      <text:p text:style-name="P24">}</text:p>
      <text:p text:style-name="P32"/>
      <text:p text:style-name="P31">queue.h</text:p>
      <text:p text:style-name="P31"/>
      <text:p text:style-name="P27">#ifndef QUEUE_H</text:p>
      <text:p text:style-name="P24">#define QUEUE_H</text:p>
      <text:p text:style-name="P24"/>
      <text:p text:style-name="P24">#include &lt;stdbool.h&gt;</text:p>
      <text:p text:style-name="P24">#include &lt;string.h&gt;</text:p>
      <text:p text:style-name="P24">#include &lt;unistd.h&gt;</text:p>
      <text:p text:style-name="P24">#include &lt;stdlib.h&gt;</text:p>
      <text:p text:style-name="P24">#include &lt;pthread.h&gt;</text:p>
      <text:p text:style-name="P24"/>
      <text:p text:style-name="P24">typedef struct queue queue;</text:p>
      <text:p text:style-name="P24">typedef struct list list;</text:p>
      <text:p text:style-name="P24"/>
      <text:p text:style-name="P24">struct queue{</text:p>
      <text:p text:style-name="P24"><text:tab/>list *first;</text:p>
      <text:p text:style-name="P24"><text:tab/>list *last;</text:p>
      <text:p text:style-name="P24"><text:tab/>int size;</text:p>
      <text:p text:style-name="P24">};</text:p>
      <text:p text:style-name="P24"/>
      <text:p text:style-name="P24">struct list{</text:p>
      <text:p text:style-name="P24"><text:tab/>list *next;</text:p>
      <text:p text:style-name="P24"><text:tab/>list *prev;</text:p>
      <text:p text:style-name="P24"><text:tab/>pthread_t *thread;</text:p>
      <text:p text:style-name="P24">};</text:p>
      <text:p text:style-name="P24"/>
      <text:p text:style-name="P24">void create(queue **q);</text:p>
      <text:p text:style-name="P24"/>
      <text:p text:style-name="P24">void push(queue *q, pthread_t* thread);</text:p>
      <text:p text:style-name="P24">void pop(queue *q);</text:p>
      <text:p text:style-name="P24"/>
      <text:p text:style-name="P24">bool isEmpty(const queue *q);</text:p>
      <text:p text:style-name="P24">size_t size(const queue *q);</text:p>
      <text:p text:style-name="P24"/>
      <text:p text:style-name="P24">void delete(queue *q);</text:p>
      <text:p text:style-name="P24"/>
      <text:p text:style-name="P24">#endif</text:p>
      <text:p text:style-name="P28"/>
      <text:p text:style-name="P10">Демонстрация работы программы.</text:p>
      <text:p text:style-name="P25"><text:span text:style-name="T9">zero@aspire:~/documents/mai/os$</text:span> ./a.out </text:p>
      <text:p text:style-name="P25">Limit of threads is not set. Default value is 10.</text:p>
      <text:p text:style-name="P25">Enter main matrix? y/n: y</text:p>
      <text:p text:style-name="P25">Enter size: 4 4</text:p>
      <text:p text:style-name="P25">Enter matrix: </text:p>
      <text:p text:style-name="P25">1 2 3 4</text:p>
      <text:p text:style-name="P25">1 2 3 4</text:p>
      <text:p text:style-name="P25"><text:soft-page-break/>1 2 3 4</text:p>
      <text:p text:style-name="P25">1 2 3 4</text:p>
      <text:p text:style-name="P25">Enter matrix filter? y/n: y</text:p>
      <text:p text:style-name="P25">Enter filter:</text:p>
      <text:p text:style-name="P25">1 1 1</text:p>
      <text:p text:style-name="P25">1 1 1</text:p>
      <text:p text:style-name="P25">1 1 1</text:p>
      <text:p text:style-name="P25">Enter K: 1</text:p>
      <text:p text:style-name="P25">6.000000 12.000000 18.000000 14.000000 </text:p>
      <text:p text:style-name="P25">9.000000 18.000000 27.000000 21.000000 </text:p>
      <text:p text:style-name="P25">9.000000 18.000000 27.000000 21.000000 </text:p>
      <text:p text:style-name="P25">6.000000 12.000000 18.000000 14.000000</text:p>
      <text:p text:style-name="P25"><text:span text:style-name="T9">zero@aspire:~/documents/mai/os$</text:span> ./a.out -t -1</text:p>
      <text:p text:style-name="P25">Enter main matrix? y/n: n</text:p>
      <text:p text:style-name="P25">Matrix generated randomly with height = 142 and width = 182</text:p>
      <text:p text:style-name="P25">Enter matrix filter? y/n: n</text:p>
      <text:p text:style-name="P25">Filter generated randomly</text:p>
      <text:p text:style-name="P25">Enter K: 1</text:p>
      <text:p text:style-name="P26">[big matrix]</text:p>
      <text:p text:style-name="P30"/>
      <text:p text:style-name="P11">Вывод</text:p>
      <text:p text:style-name="P35">Программа позволяет выполнять наложение фильтра на матрицу в многопоточном режиме, ограничиваясь лишь системн<text:span text:style-name="T12">о</text:span> максимальн<text:span text:style-name="T12">о возможным</text:span> количеством одновременно работающих потоков. Стоит отметить, что на небольших объемах данных на системные вызовы по работе с потоками и поддержание работы очереди уходит большое количество ресурсов, из-за чего программа может работать медленнее, чем если бы она работала в однопоточном режим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Fira Mono" svg:font-family="'Fira Mono'" style:font-pitch="fixed"/>
    <style:font-face style:name="Ubuntu Mono" svg:font-family="'Ubuntu Mono'" style:font-pitch="fixed"/>
    <style:font-face style:name="Ayuthaya" svg:font-family="Ayuthaya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yuthaya1" svg:font-family="Ayuthaya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.212cm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212cm" fo:margin-bottom="0cm" loext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1.812cm" fo:margin-right="1.48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10</text:page-number></text:span></text:p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5:53:00</meta:creation-date>
    <meta:initial-creator>sindchess@gmail.com</meta:initial-creator>
    <dc:language>ru-RU</dc:language>
    <dc:date>2019-11-04T12:21:38.090084775</dc:date>
    <meta:editing-cycles>51</meta:editing-cycles>
    <meta:editing-duration>PT3H17M51S</meta:editing-duration>
    <meta:generator>LibreOffice/6.0.7.3$Linux_X86_64 LibreOffice_project/00m0$Build-3</meta:generator>
    <meta:print-date>2019-11-01T10:28:42.821063388</meta:print-date>
    <meta:document-statistic meta:table-count="0" meta:image-count="0" meta:object-count="0" meta:page-count="12" meta:paragraph-count="432" meta:word-count="1541" meta:character-count="11906" meta:non-whitespace-character-count="1005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